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 style:parent-style-name="Heading_20_2">
      <style:text-properties fo:language="en" fo:country="US"/>
    </style:style>
    <style:style style:name="P5" style:family="paragraph" style:parent-style-name="Quotations" style:list-style-name="L1"/>
    <style:style style:name="T1" style:family="text">
      <style:text-properties fo:language="en" fo:country="US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Below is a brief description of XML format used for metadata</text:h>
      <text:p text:style-name="Text_20_body"><text:span text:style-name="T1">See also in </text:span><text:span text:style-name="Teletype"><text:span text:style-name="T1">examples</text:span></text:span><text:span text:style-name="T1"> folder. </text:span></text:p>
      <text:p text:style-name="Text_20_body"><text:span text:style-name="Teletype"><text:span text:style-name="T1">&lt;schema&gt;</text:span></text:span><text:span text:style-name="T1"> - the root element, it may contain elements </text:span><text:span text:style-name="Teletype"><text:span text:style-name="T1">&lt;table&gt;</text:span></text:span><text:span text:style-name="T1"> and </text:span><text:span text:style-name="Teletype"><text:span text:style-name="T1">&lt;relation&gt;</text:span></text:span><text:span text:style-name="T1">. </text:span></text:p>
      <text:list xml:id="list1217443239" text:style-name="L1">
        <text:list-item>
          <text:p text:style-name="P3"><text:span text:style-name="Teletype"><text:span text:style-name="T1">&lt;table&gt;</text:span></text:span><text:span text:style-name="T1"> - element describes table with its columns, it maps table to a class. It has the following attributes: </text:span></text:p>
          <text:list>
            <text:list-item>
              <text:p text:style-name="P3"><text:span text:style-name="Teletype"><text:span text:style-name="T1">name</text:span></text:span><text:span text:style-name="T1"> - (required) name of the table, as in SQL; </text:span></text:p>
            </text:list-item>
            <text:list-item>
              <text:p text:style-name="P3"><text:span text:style-name="Teletype"><text:span text:style-name="T1">sequence</text:span></text:span><text:span text:style-name="T1"> - (optional) name of sequence used to generate primary key values. Primary key must be a surrogate ID. When this attribute is not empty for databases without sequences (e.g. MySQL) it tells that the primary key values are autogenerated; </text:span></text:p>
            </text:list-item>
            <text:list-item>
              <text:p text:style-name="P3"><text:span text:style-name="Teletype"><text:span text:style-name="T1">class</text:span></text:span><text:span text:style-name="T1"> - (optional) name of a class to map the table to; </text:span></text:p>
            </text:list-item>
            <text:list-item>
              <text:p text:style-name="P3"><text:span text:style-name="Teletype"><text:span text:style-name="T1">xml-name</text:span></text:span><text:span text:style-name="T1"> - (optional) name of the XML element, used by the </text:span><text:span text:style-name="Teletype"><text:span text:style-name="T1">AutoXMLizer</text:span></text:span><text:span text:style-name="T1">, if not set then the table's name is used, translated to lower case, </text:span><text:span text:style-name="Teletype"><text:span text:style-name="T1">'_'</text:span></text:span><text:span text:style-name="T1"> is substituted with </text:span><text:span text:style-name="Teletype"><text:span text:style-name="T1">'-'</text:span></text:span><text:span text:style-name="T1">. </text:span></text:p>
            </text:list-item>
            <text:list-item>
              <text:p text:style-name="P3"><text:span text:style-name="Teletype"><text:span text:style-name="T1">&lt;column&gt;</text:span></text:span><text:span text:style-name="T1"> - element </text:span><text:span text:style-name="Teletype"><text:span text:style-name="T1">&lt;table&gt;</text:span></text:span><text:span text:style-name="T1"> contains one or more </text:span><text:span text:style-name="Teletype"><text:span text:style-name="T1">&lt;column&gt;</text:span></text:span><text:span text:style-name="T1"> elements, each of them describing a single column. It has the following attributes: </text:span></text:p>
              <text:list>
                <text:list-item>
                  <text:p text:style-name="P3"><text:span text:style-name="Teletype"><text:span text:style-name="T1">name</text:span></text:span><text:span text:style-name="T1"> - (required) name of the column, as in SQL; </text:span></text:p>
                </text:list-item>
                <text:list-item>
                  <text:p text:style-name="P3"><text:span text:style-name="Teletype"><text:span text:style-name="T1">type</text:span></text:span><text:span text:style-name="T1"> - (required) type of the column, for now the following types are supported: </text:span></text:p>
                  <text:list>
                    <text:list-item>
                      <text:p text:style-name="P3"><text:span text:style-name="Teletype"><text:span text:style-name="T1">integer</text:span></text:span><text:span text:style-name="T1"> - 32bit integer (at least) </text:span></text:p>
                    </text:list-item>
                    <text:list-item>
                      <text:p text:style-name="P3"><text:span text:style-name="Teletype"><text:span text:style-name="T1">longint</text:span></text:span><text:span text:style-name="T1"> - 64bit (at least) integer, suitable for IDs </text:span></text:p>
                    </text:list-item>
                    <text:list-item>
                      <text:p text:style-name="P3"><text:span text:style-name="Teletype"><text:span text:style-name="T1">decimal</text:span></text:span><text:span text:style-name="T1"> - decimal number with fraction part, suitable for storing money values, etc. </text:span></text:p>
                    </text:list-item>
                    <text:list-item>
                      <text:p text:style-name="P3"><text:span text:style-name="Teletype"><text:span text:style-name="T1">datetime</text:span></text:span><text:span text:style-name="T1"> - timestamp data, with date and time parts </text:span></text:p>
                    </text:list-item>
                    <text:list-item>
                      <text:p text:style-name="P3"><text:span text:style-name="Teletype"><text:span text:style-name="T1">string</text:span></text:span><text:span text:style-name="T1"> - string of characters; </text:span></text:p>
                    </text:list-item>
                  </text:list>
                </text:list-item>
                <text:list-item>
                  <text:p text:style-name="P3"><text:span text:style-name="Teletype"><text:span text:style-name="T1">size</text:span></text:span><text:span text:style-name="T1"> - (required for string type, unused otherwise) - maximum length of the value; </text:span></text:p>
                </text:list-item>
                <text:list-item>
                  <text:p text:style-name="P3"><text:span text:style-name="Teletype"><text:span text:style-name="T1">null</text:span></text:span><text:span text:style-name="T1"> - (optional) if the column may be assigned </text:span><text:span text:style-name="Teletype"><text:span text:style-name="T1">NULL</text:span></text:span><text:span text:style-name="T1"> value, the possible values are </text:span><text:span text:style-name="Teletype"><text:span text:style-name="T1">"true"</text:span></text:span><text:span text:style-name="T1"> and </text:span><text:span text:style-name="Teletype"><text:span text:style-name="T1">"false"</text:span></text:span><text:span text:style-name="T1">. The default is </text:span><text:span text:style-name="Teletype"><text:span text:style-name="T1">"true"</text:span></text:span><text:span text:style-name="T1"> unless the column is marked to be a (part of) primary key; </text:span></text:p>
                </text:list-item>
                <text:list-item>
                  <text:p text:style-name="P3"><text:span text:style-name="Teletype"><text:span text:style-name="T1">default</text:span></text:span><text:span text:style-name="T1"> - (optional) if the column has a value assigned by default, this field may contain a constant of type, specified by the </text:span><text:span text:style-name="Teletype"><text:span text:style-name="T1">"type"</text:span></text:span><text:span text:style-name="T1"> attribute, or a special value </text:span><text:span text:style-name="Teletype"><text:span text:style-name="T1">"sysdate"</text:span></text:span><text:span text:style-name="T1"> for </text:span><text:span text:style-name="Teletype"><text:span text:style-name="T1">"datetime"</text:span></text:span><text:span text:style-name="T1"> type columns to insert the current date and time; </text:span></text:p>
                </text:list-item>
                <text:list-item>
                  <text:p text:style-name="P3"><text:span text:style-name="Teletype"><text:span text:style-name="T1">property</text:span></text:span><text:span text:style-name="T1"> - (optional) name of object's attribute, if it differs from column name; </text:span></text:p>
                </text:list-item>
                <text:list-item>
                  <text:p text:style-name="P2"><text:span text:style-name="Teletype"><text:span text:style-name="T1">xml-name</text:span></text:span><text:span text:style-name="T1"> - (optional) name of the XML element, used by the </text:span><text:span text:style-name="Teletype"><text:span text:style-name="T1">AutoXMLizer</text:span></text:span><text:span text:style-name="T1">, if not set then the column's name is used, translated to lower case, </text:span><text:span text:style-name="Teletype"><text:span text:style-name="T1">'_'</text:span></text:span><text:span text:style-name="T1"> is substituted with </text:span><text:span text:style-name="Teletype"><text:span text:style-name="T1">'-'</text:span></text:span><text:span text:style-name="T1">. To disable column output set this field to special value </text:span><text:span text:style-name="Teletype"><text:span text:style-name="T1">'!'</text:span></text:span><text:span text:style-name="T1">. </text:span></text:p>
                </text:list-item>
              </text:list>
              <text:p text:style-name="P5"><text:span text:style-name="T1">Also </text:span><text:span text:style-name="Teletype"><text:span text:style-name="T1">&lt;column&gt;</text:span></text:span><text:span text:style-name="T1"> may contain nested elements to describe additional constraints: </text:span></text:p>
              <text:list text:continue-numbering="true">
                <text:list-item>
                  <text:p text:style-name="P3"><text:span text:style-name="Teletype"><text:span text:style-name="T1">&lt;read-only&gt;</text:span></text:span><text:span text:style-name="T1"> - the column may be only assigned once created, any subsequent updates will produce an error. </text:span></text:p>
                </text:list-item>
                <text:list-item>
                  <text:p text:style-name="P3"><text:span text:style-name="Teletype"><text:span text:style-name="T1">&lt;primary-key&gt;</text:span></text:span><text:span text:style-name="T1"> - the column is a primary key or is a part of compound primary key. </text:span></text:p>
                </text:list-item>
                <text:list-item>
                  <text:p text:style-name="P3"><text:soft-page-break/><text:span text:style-name="Teletype"><text:span text:style-name="T1">&lt;foreign-key&gt;</text:span></text:span><text:span text:style-name="T1"> - the column refers to another table/column, this is known as foreign key constraint. This element has the following attributes: </text:span></text:p>
                  <text:list>
                    <text:list-item>
                      <text:p text:style-name="P3"><text:span text:style-name="Teletype"><text:span text:style-name="T1">table</text:span></text:span><text:span text:style-name="T1"> - (required) table name the column refers to; </text:span></text:p>
                    </text:list-item>
                    <text:list-item>
                      <text:p text:style-name="P3"><text:span text:style-name="Teletype"><text:span text:style-name="T1">key</text:span></text:span><text:span text:style-name="T1"> - (optional) column name in the referenced table, this may be omitted if the referenced column is a primary key.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span text:style-name="Teletype"><text:span text:style-name="T1">&lt;relation&gt;</text:span></text:span><text:span text:style-name="T1"> - element describes relations between domain classes. Contents of this element depends on type of relationship specified. The required attribute </text:span><text:span text:style-name="Teletype"><text:span text:style-name="T1">"type"</text:span></text:span><text:span text:style-name="T1"> can be </text:span><text:span text:style-name="Teletype"><text:span text:style-name="T1">"one-to-many"</text:span></text:span><text:span text:style-name="T1">. Other kinds of relationship (</text:span><text:span text:style-name="Teletype"><text:span text:style-name="T1">"many-to-many"</text:span></text:span><text:span text:style-name="T1">, </text:span><text:span text:style-name="Teletype"><text:span text:style-name="T1">"parent-to-child"</text:span></text:span><text:span text:style-name="T1">) are yet to be implemented. The optional attribute </text:span><text:span text:style-name="Teletype"><text:span text:style-name="T1">"cascade"</text:span></text:span><text:span text:style-name="T1"> defines what action to take for the slave records on attempt to delete the master record. Possible actions are: </text:span><text:span text:style-name="Teletype"><text:span text:style-name="T1">"restrict"</text:span></text:span><text:span text:style-name="T1">, </text:span><text:span text:style-name="Teletype"><text:span text:style-name="T1">"set-null"</text:span></text:span><text:span text:style-name="T1">, </text:span><text:span text:style-name="Teletype"><text:span text:style-name="T1">"delete"</text:span></text:span><text:span text:style-name="T1">. To use </text:span><text:span text:style-name="Teletype"><text:span text:style-name="T1">"set-null"</text:span></text:span><text:span text:style-name="T1"> the dependent table must have its foreign key field nullable: </text:span><text:span text:style-name="Teletype"><text:span text:style-name="T1">null="true"</text:span></text:span><text:span text:style-name="T1">. </text:span></text:p>
          <text:list>
            <text:list-item>
              <text:p text:style-name="P3"><text:span text:style-name="Teletype"><text:span text:style-name="T1">"one-to-many"</text:span></text:span><text:span text:style-name="T1"> - this kind of relationship assumes two nested elements. </text:span></text:p>
              <text:list>
                <text:list-item>
                  <text:p text:style-name="P3"><text:span text:style-name="Teletype"><text:span text:style-name="T1">&lt;one&gt;</text:span></text:span><text:span text:style-name="T1"> - class for the master table, its attributes: </text:span></text:p>
                  <text:list>
                    <text:list-item>
                      <text:p text:style-name="P3"><text:span text:style-name="Teletype"><text:span text:style-name="T1">class</text:span></text:span><text:span text:style-name="T1"> - (required) class name, mapped to the master table; </text:span></text:p>
                    </text:list-item>
                    <text:list-item>
                      <text:p text:style-name="P3"><text:span text:style-name="Teletype"><text:span text:style-name="T1">property</text:span></text:span><text:span text:style-name="T1"> - (optional) property name, created to reference typically multiple dependent objects; </text:span></text:p>
                    </text:list-item>
                  </text:list>
                </text:list-item>
                <text:list-item>
                  <text:p text:style-name="P3"><text:span text:style-name="Teletype"><text:span text:style-name="T1">&lt;many&gt;</text:span></text:span><text:span text:style-name="T1"> - for the dependent class, possible attributes: </text:span></text:p>
                  <text:list>
                    <text:list-item>
                      <text:p text:style-name="P3"><text:span text:style-name="Teletype"><text:span text:style-name="T1">class</text:span></text:span><text:span text:style-name="T1"> - (required) class name, mapped to the dependent table; </text:span></text:p>
                    </text:list-item>
                    <text:list-item>
                      <text:p text:style-name="P3"><text:span text:style-name="Teletype"><text:span text:style-name="T1">property</text:span></text:span><text:span text:style-name="T1"> - (optional) property name, created to reference single master object; </text:span></text:p>
                    </text:list-item>
                    <text:list-item>
                      <text:p text:style-name="P2"><text:span text:style-name="Teletype"><text:span text:style-name="T1">key</text:span></text:span><text:span text:style-name="T1"> - (optional) specifies what column to use as a foreign key, useful if there's more than one relation between two tables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eletype" style:family="text">
      <style:text-properties style:font-name="DejaVu Sans Mono" style:font-name-asian="Droid Sans Fallback1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clav Naydionov</meta:initial-creator>
    <meta:creation-date>2012-06-26T10:21:13</meta:creation-date>
    <meta:document-statistic meta:table-count="0" meta:image-count="0" meta:object-count="0" meta:page-count="2" meta:paragraph-count="36" meta:word-count="665" meta:character-count="3904" meta:non-whitespace-character-count="3273"/>
    <dc:date>2012-06-26T10:25:00</dc:date>
    <dc:creator>Vaclav Naydionov</dc:creator>
    <meta:editing-duration>PT3M48S</meta:editing-duration>
    <meta:editing-cycles>1</meta:editing-cycles>
    <meta:generator>LibreOffice/3.4$Unix LibreOffice_project/340m1$Build-402</meta:generator>
  </office:meta>
</office:document-meta>
</file>